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000000800F6C18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5.332cm" svg:x="1cm" svg:y="2.183cm">
          <draw:image xlink:href="Pictures/100000010000060000000800F6C18C3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24.8.0.3$Windows_X86_64 LibreOffice_project/0bdf1299c94fe897b119f97f3c613e9dca6be583</meta:generator>
  </office:meta>
</office:document-meta>
</file>